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oleFilterTransformer.recyc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oleFilterTransformer.characters( char [ ] c , int start , int le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oleFilterTransformer.endCDATA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oleFilterTransformer.getKe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oleFilterTransformer.comment( char [ ] ch , int start , int le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oleFilterTransformer.processingInstruction( String target , String data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oleFilterTransformer.endEntity(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oleFilterTransformer.startCDATA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oleFilterTransformer.startEntity(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oleFilterTransformer.copyAttributes( final Attributes a , final int role , final int view , boolean readOnly )</text:p>
          </table:table-cell>
          <table:table-cell office:value-type="float" office:value="6">
            <text:p text:style-name="Table_20_Contents">6</text:p>
          </table:table-cell>
          <table:table-cell office:value-type="float" office:value="5">
            <text:p text:style-name="Table_20_Contents">5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RoleFilterTransformer.startElement( String uri , String loc , String raw , Attributes a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8">
            <text:p text:style-name="Table_20_Contents">8</text:p>
          </table:table-cell>
          <table:table-cell office:value-type="float" office:value="35">
            <text:p text:style-name="Table_20_Contents">35</text:p>
          </table:table-cell>
        </table:table-row>
        <table:table-row>
          <table:table-cell office:value-type="string">
            <text:p text:style-name="Table_20_Contents">RoleFilterTransformer.endElement( String uri , String loc , String raw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oleFilterTransformer.getValidi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oleFilterTransformer.setup( SourceResolver resolver , Map objectModel , String src , Parameters param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